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cb8" officeooo:paragraph-rsid="00003cb8"/>
    </style:style>
    <style:style style:name="P2" style:family="paragraph" style:parent-style-name="Standard">
      <style:text-properties fo:language="es" fo:country="ES" officeooo:rsid="0001e345" officeooo:paragraph-rsid="0001e345"/>
    </style:style>
    <style:style style:name="P3" style:family="paragraph" style:parent-style-name="Standard">
      <style:text-properties fo:language="es" fo:country="ES" officeooo:rsid="0002a022" officeooo:paragraph-rsid="0002a022"/>
    </style:style>
    <style:style style:name="P4" style:family="paragraph" style:parent-style-name="Standard">
      <style:text-properties fo:language="es" fo:country="ES" officeooo:rsid="0003a8c5" officeooo:paragraph-rsid="0003a8c5"/>
    </style:style>
    <style:style style:name="P5" style:family="paragraph" style:parent-style-name="Standard" style:list-style-name="L1">
      <style:text-properties officeooo:paragraph-rsid="0009d52e"/>
    </style:style>
    <style:style style:name="P6" style:family="paragraph" style:parent-style-name="Standard">
      <style:text-properties fo:language="es" fo:country="ES" officeooo:rsid="00003cb8" officeooo:paragraph-rsid="00003cb8"/>
    </style:style>
    <style:style style:name="P7" style:family="paragraph" style:parent-style-name="Standard">
      <style:text-properties fo:language="es" fo:country="ES" style:text-underline-style="none" officeooo:rsid="00003cb8" officeooo:paragraph-rsid="00003cb8"/>
    </style:style>
    <style:style style:name="P8" style:family="paragraph" style:parent-style-name="Standard">
      <style:text-properties fo:language="es" fo:country="ES" style:text-underline-style="none" officeooo:rsid="00003cb8" officeooo:paragraph-rsid="0009d52e"/>
    </style:style>
    <style:style style:name="P9" style:family="paragraph" style:parent-style-name="Standard" style:list-style-name="L1">
      <style:text-properties fo:language="es" fo:country="ES" style:text-underline-style="none" fo:font-weight="bold" officeooo:rsid="00003cb8" officeooo:paragraph-rsid="00003cb8" style:font-weight-asian="bold" style:font-weight-complex="bold"/>
    </style:style>
    <style:style style:name="P10" style:family="paragraph" style:parent-style-name="Standard">
      <style:text-properties fo:language="es" fo:country="ES" style:text-underline-style="none" fo:font-weight="bold" officeooo:rsid="00003cb8" officeooo:paragraph-rsid="00003cb8" style:font-weight-asian="bold" style:font-weight-complex="bold"/>
    </style:style>
    <style:style style:name="P11" style:family="paragraph" style:parent-style-name="Standard">
      <style:text-properties fo:language="es" fo:country="ES" style:text-underline-style="none" fo:font-weight="bold" officeooo:rsid="00003cb8" officeooo:paragraph-rsid="0009d52e" style:font-weight-asian="bold" style:font-weight-complex="bold"/>
    </style:style>
    <style:style style:name="P12" style:family="paragraph" style:parent-style-name="Standard" style:list-style-name="L1">
      <style:text-properties fo:language="es" fo:country="ES" style:text-underline-style="none" fo:font-weight="bold" officeooo:rsid="0009d52e" officeooo:paragraph-rsid="0009d52e" style:font-weight-asian="bold" style:font-weight-complex="bold"/>
    </style:style>
    <style:style style:name="P13" style:family="paragraph" style:parent-style-name="Standard">
      <style:text-properties fo:language="es" fo:country="ES" style:text-underline-style="none" fo:font-weight="bold" officeooo:rsid="0009d52e" officeooo:paragraph-rsid="0009d52e" style:font-weight-asian="bold" style:font-weight-complex="bold"/>
    </style:style>
    <style:style style:name="P14" style:family="paragraph" style:parent-style-name="Standard">
      <style:text-properties fo:language="es" fo:country="ES" style:text-underline-style="none" fo:font-weight="bold" officeooo:rsid="0009d52e" officeooo:paragraph-rsid="000d165d" style:font-weight-asian="bold" style:font-weight-complex="bold"/>
    </style:style>
    <style:style style:name="P15" style:family="paragraph" style:parent-style-name="Standard" style:list-style-name="L1">
      <style:text-properties fo:language="es" fo:country="ES" style:text-underline-style="none" fo:font-weight="bold" officeooo:rsid="000d165d" officeooo:paragraph-rsid="000d165d" style:font-weight-asian="bold" style:font-weight-complex="bold"/>
    </style:style>
    <style:style style:name="P16" style:family="paragraph" style:parent-style-name="Standard">
      <style:text-properties fo:language="es" fo:country="ES" style:text-underline-style="none" fo:font-weight="bold" officeooo:rsid="000d165d" officeooo:paragraph-rsid="000d165d" style:font-weight-asian="bold" style:font-weight-complex="bold"/>
    </style:style>
    <style:style style:name="P17" style:family="paragraph" style:parent-style-name="Standard">
      <style:text-properties fo:language="es" fo:country="ES" style:text-underline-style="none" officeooo:rsid="0002a022" officeooo:paragraph-rsid="0009d52e"/>
    </style:style>
    <style:style style:name="P18" style:family="paragraph" style:parent-style-name="Standard" style:list-style-name="L3">
      <style:text-properties fo:language="es" fo:country="ES" style:text-underline-style="none" fo:font-weight="normal" officeooo:rsid="0009d52e" officeooo:paragraph-rsid="0009d52e" style:font-weight-asian="normal" style:font-weight-complex="normal"/>
    </style:style>
    <style:style style:name="P19" style:family="paragraph" style:parent-style-name="Standard" style:list-style-name="L3">
      <style:text-properties fo:language="es" fo:country="ES" style:text-underline-style="none" fo:font-weight="normal" officeooo:rsid="0009d52e" officeooo:paragraph-rsid="000bb87d" style:font-weight-asian="normal" style:font-weight-complex="normal"/>
    </style:style>
    <style:style style:name="P20" style:family="paragraph" style:parent-style-name="Standard" style:list-style-name="L3">
      <style:text-properties fo:language="es" fo:country="ES" style:text-underline-style="none" fo:font-weight="normal" officeooo:rsid="0009d52e" officeooo:paragraph-rsid="000d165d" style:font-weight-asian="normal" style:font-weight-complex="normal"/>
    </style:style>
    <style:style style:name="P21" style:family="paragraph" style:parent-style-name="Standard" style:list-style-name="L3">
      <style:text-properties fo:language="es" fo:country="ES" style:text-underline-style="none" fo:font-weight="normal" officeooo:rsid="000bb87d" officeooo:paragraph-rsid="000bb87d" style:font-weight-asian="normal" style:font-weight-complex="normal"/>
    </style:style>
    <style:style style:name="P22" style:family="paragraph" style:parent-style-name="Standard" style:list-style-name="L3">
      <style:text-properties fo:language="es" fo:country="ES" style:text-underline-style="none" fo:font-weight="normal" officeooo:rsid="000bb87d" officeooo:paragraph-rsid="000d165d" style:font-weight-asian="normal" style:font-weight-complex="normal"/>
    </style:style>
    <style:style style:name="P23" style:family="paragraph" style:parent-style-name="Standard">
      <style:text-properties fo:language="es" fo:country="ES" officeooo:rsid="000788e8" officeooo:paragraph-rsid="000788e8"/>
    </style:style>
    <style:style style:name="P24" style:family="paragraph" style:parent-style-name="Standard" style:list-style-name="L2">
      <style:text-properties fo:language="es" fo:country="ES" officeooo:rsid="000788e8" officeooo:paragraph-rsid="000788e8"/>
    </style:style>
    <style:style style:name="P25" style:family="paragraph" style:parent-style-name="Standard" style:list-style-name="L1">
      <style:text-properties fo:language="es" fo:country="ES" fo:font-weight="bold" officeooo:rsid="0002a022" officeooo:paragraph-rsid="0002a022" style:font-weight-asian="bold" style:font-weight-complex="bold"/>
    </style:style>
    <style:style style:name="P26" style:family="paragraph" style:parent-style-name="Standard" style:list-style-name="L1">
      <style:text-properties fo:language="es" fo:country="ES" fo:font-weight="bold" officeooo:rsid="00003cb8" officeooo:paragraph-rsid="00003cb8" style:font-weight-asian="bold" style:font-weight-complex="bold"/>
    </style:style>
    <style:style style:name="P27" style:family="paragraph" style:parent-style-name="Standard" style:list-style-name="L1">
      <style:text-properties fo:language="es" fo:country="ES" fo:font-weight="bold" officeooo:rsid="0009d52e" officeooo:paragraph-rsid="0009d52e" style:font-weight-asian="bold" style:font-weight-complex="bold"/>
    </style:style>
    <style:style style:name="P28" style:family="paragraph" style:parent-style-name="Standard" style:list-style-name="L2">
      <style:text-properties fo:language="es" fo:country="ES" officeooo:rsid="0008d100" officeooo:paragraph-rsid="0008d100"/>
    </style:style>
    <style:style style:name="P29" style:family="paragraph" style:parent-style-name="Standard" style:list-style-name="L2">
      <style:text-properties fo:language="es" fo:country="ES" officeooo:rsid="0009d52e" officeooo:paragraph-rsid="0009d52e"/>
    </style:style>
    <style:style style:name="P30" style:family="paragraph" style:parent-style-name="Standard">
      <style:text-properties fo:language="es" fo:country="ES" style:text-underline-style="solid" style:text-underline-width="auto" style:text-underline-color="font-color" fo:font-weight="bold" officeooo:rsid="0009d52e" officeooo:paragraph-rsid="0009d52e" style:font-weight-asian="bold" style:font-weight-complex="bold"/>
    </style:style>
    <style:style style:name="P31" style:family="paragraph" style:parent-style-name="Standard">
      <style:text-properties officeooo:paragraph-rsid="0009d52e"/>
    </style:style>
    <style:style style:name="P32" style:family="paragraph" style:parent-style-name="Standard">
      <style:paragraph-properties fo:break-before="page"/>
      <style:text-properties fo:language="es" fo:country="ES" style:text-underline-style="none" officeooo:rsid="00003cb8" officeooo:paragraph-rsid="00003cb8"/>
    </style:style>
    <style:style style:name="T1" style:family="text">
      <style:text-properties officeooo:rsid="0001e345"/>
    </style:style>
    <style:style style:name="T2" style:family="text">
      <style:text-properties officeooo:rsid="0003a8c5"/>
    </style:style>
    <style:style style:name="T3" style:family="text">
      <style:text-properties officeooo:rsid="000788e8"/>
    </style:style>
    <style:style style:name="T4" style:family="text">
      <style:text-properties officeooo:rsid="0008d100"/>
    </style:style>
    <style:style style:name="T5" style:family="text">
      <style:text-properties officeooo:rsid="0009d52e"/>
    </style:style>
    <style:style style:name="T6" style:family="text">
      <style:text-properties fo:language="es" fo:country="ES" fo:font-weight="bold" officeooo:rsid="0009d52e" style:font-weight-asian="bold" style:font-weight-complex="bold"/>
    </style:style>
    <style:style style:name="T7" style:family="text">
      <style:text-properties officeooo:rsid="000bb87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64226169" text:style-name="L1">
        <text:list-item>
          <text:p text:style-name="P5"><text:span text:style-name="T6">Diseño</text:span></text:p>
        </text:list-item>
      </text:list>
      <text:p text:style-name="P31"><text:span text:style-name="T6"/></text:p>
      <text:list xml:id="list131227198303400" text:continue-numbering="true" text:style-name="L1">
        <text:list-item>
          <text:list>
            <text:list-item>
              <text:p text:style-name="P25">Introducción</text:p>
            </text:list-item>
          </text:list>
        </text:list-item>
      </text:list>
      <text:p text:style-name="P3"/>
      <text:p text:style-name="P3">Se quiere desarrollar una herramienta que permita al usuario abrir y navegar sobre una imagen marcando puntos de interés y más tarde extraer <text:span text:style-name="T3">subimágenes</text:span> de un tamaño concreto alrededor de esos puntos.</text:p>
      <text:p text:style-name="P3"/>
      <text:p text:style-name="P4">Al ir marcando puntos, las coordenadas de estos serán guardados en un archivo de texto en el mismo directorio y con el mismo nombre que la imagen origen con el objetivo de poder extraer subimágenes de distintos tamaños a partir de los mismos puntos.</text:p>
      <text:p text:style-name="P3"/>
      <text:p text:style-name="P3"><text:span text:style-name="T2">En cualquier momento, el usuario podrá exportar las subimágenes a partir del archivo de texto mencionado anteriormente. </text:span>Todas las <text:span text:style-name="T2">subimágenes</text:span> serán del mismo tamaño (indicado por el usuario) y se<text:span text:style-name="T2">rán nombradas en función a la imagen origen y un número de secuencia. Se generará una carpeta en el mismo directorio que la imagen origen para almacenarán las subimágenes.</text:span></text:p>
      <text:p text:style-name="P3"/>
      <text:list xml:id="list131227625692767" text:continue-numbering="true" text:style-name="L1">
        <text:list-item>
          <text:list>
            <text:list-item>
              <text:p text:style-name="P26">Datos de entrada</text:p>
            </text:list-item>
          </text:list>
        </text:list-item>
      </text:list>
      <text:p text:style-name="P1"/>
      <text:p text:style-name="P1">A raíz de observar los videos se ha concluido que analizarlos frame por frame no es una buena opción ya que <text:span text:style-name="T1">la evolución de los datos a extraer (hemorragias) es lenta, con lo cual en frames consecutivos los datos apenas varían.</text:span></text:p>
      <text:p text:style-name="P1"/>
      <text:p text:style-name="P2">Una opción es desarrollar un script que extraiga todos los frames del video, y escoger a mano los frames de los cuales se van a extraer datos. Otra opción sería hacer un script que compute la variabilidad entre frames de manera acumulativa y solamente extraiga los frames cuya variabilidad supere un threshold.</text:p>
      <text:p text:style-name="P2"/>
      <text:p text:style-name="P3">En cualquiera de los casos anteriores los datos de entrada serán las imágenes de las que se quieren extraer fragmentos.</text:p>
      <text:p text:style-name="P1"/>
      <text:list xml:id="list131227215499005" text:continue-numbering="true" text:style-name="L1">
        <text:list-item>
          <text:list>
            <text:list-item>
              <text:p text:style-name="P9">Datos de salida</text:p>
            </text:list-item>
          </text:list>
        </text:list-item>
      </text:list>
      <text:p text:style-name="P10"/>
      <text:p text:style-name="P17">La salida de la herramienta será una cantidad de archivos correspondiente a las subimágenes seleccionadas por el usuario teniendo en cuenta el centro y el tamaño de las mismas.</text:p>
      <text:p text:style-name="P11"/>
      <text:list xml:id="list131227742983930" text:continue-numbering="true" text:style-name="L1">
        <text:list-item>
          <text:list>
            <text:list-item>
              <text:p text:style-name="P12">Casos de uso</text:p>
            </text:list-item>
          </text:list>
        </text:list-item>
      </text:list>
      <text:p text:style-name="P13"/>
      <text:list xml:id="list387836386" text:style-name="L3">
        <text:list-item>
          <text:p text:style-name="P20">Cargar imagen: El usuario podrá seleccionar una imagen y visualizarla en la aplicación. <text:span text:style-name="T7">Si la imagen cuenta con un archivo de texto correspondiente a los puntos escogidos, estos también se cargarán y mostrarán.</text:span></text:p>
        </text:list-item>
        <text:list-item>
          <text:p text:style-name="P20">Navegar imagen: se podrá hacer zoom para agrandar la imagen y, en caso de que la imagen sea mas grande que la pantalla, <text:span text:style-name="T7">el usuario se podrá desplazar por la imagen agrandada para poder visualizar todas sus partes</text:span></text:p>
        </text:list-item>
        <text:list-item>
          <text:p text:style-name="P20">Seleccionar puntos: se podrán marcar uno o varios puntos de la imagen.</text:p>
        </text:list-item>
        <text:list-item>
          <text:p text:style-name="P22">Eliminar puntos: se podrán eliminar puntos marcados.</text:p>
        </text:list-item>
        <text:list-item>
          <text:p text:style-name="P22">Guardar puntos: se generará un archivo de texto con los datos correspondientes a los puntos escogidos o se sobrescribirá el archivo existente.</text:p>
        </text:list-item>
        <text:list-item>
          <text:p text:style-name="P22"><text:soft-page-break/>Exportar subimágenes: se mostrará un cuadro de dialogo en el que el usuario podrá escoger ciertos parámetros para exportar las subimágenes correspondientes a los puntos escogidos.</text:p>
        </text:list-item>
      </text:list>
      <text:p text:style-name="P14"/>
      <text:list xml:id="list131227734587328" text:continue-list="list131227742983930" text:style-name="L1">
        <text:list-item>
          <text:list>
            <text:list-item>
              <text:p text:style-name="P15">Vista</text:p>
            </text:list-item>
          </text:list>
        </text:list-item>
      </text:list>
      <text:p text:style-name="P16"/>
      <text:p text:style-name="P16"/>
      <text:p text:style-name="P16"/>
      <text:list xml:id="list131227237496747" text:continue-numbering="true" text:style-name="L1">
        <text:list-item>
          <text:list>
            <text:list-item>
              <text:p text:style-name="P15">placeholder</text:p>
            </text:list-item>
          </text:list>
        </text:list-item>
      </text:list>
      <text:p text:style-name="P8"/>
      <text:p text:style-name="P32"/>
      <text:list xml:id="list131227443931303" text:continue-numbering="true" text:style-name="L1">
        <text:list-item>
          <text:p text:style-name="P27">Implementación</text:p>
        </text:list-item>
      </text:list>
      <text:p text:style-name="P30"/>
      <text:list xml:id="list131229121462078" text:continue-numbering="true" text:style-name="L1">
        <text:list-item>
          <text:list>
            <text:list-item>
              <text:p text:style-name="P26">Arquitectura</text:p>
            </text:list-item>
          </text:list>
        </text:list-item>
      </text:list>
      <text:p text:style-name="P1"/>
      <text:p text:style-name="P23">La aplicación contará con varios paquetes para las distintas partes de la aplicación</text:p>
      <text:p text:style-name="P23"/>
      <text:list xml:id="list3132942133" text:style-name="L2">
        <text:list-item>
          <text:p text:style-name="P24">ResourceManager: se encarga de la lectura y escritura de archivos en disco duro.</text:p>
        </text:list-item>
        <text:list-item>
          <text:p text:style-name="P28">ImageExtractor: Incorpora funciones para el recorte de subimágenes partiendo de una imagen origen.</text:p>
        </text:list-item>
        <text:list-item>
          <text:p text:style-name="P24">Parser: Se encarga de leer el archivo de texto <text:s/>y generar los tokens correspondientes a las coordenadas de punto.</text:p>
        </text:list-item>
        <text:list-item>
          <text:p text:style-name="P24">Lexer: <text:span text:style-name="T4">Define la gramática que sigue el archivo de texto y usa los tokens para pasar las coordenadas de los puntos al ImageExtractor.</text:span></text:p>
        </text:list-item>
        <text:list-item>
          <text:p text:style-name="P28">GUI: Define la interfaz de usuario <text:span text:style-name="T5">así</text:span> como funciones para la visualización de la imagen, los puntos escogidos o el rectángulo de recorte.</text:p>
        </text:list-item>
        <text:list-item>
          <text:p text:style-name="P29">Main: Se encarga de lanzar la aplicación</text:p>
        </text:list-item>
      </text:list>
      <text:p text:style-name="P1"/>
      <text:list xml:id="list131228414227536" text:continue-list="list131229121462078" text:style-name="L1">
        <text:list-item>
          <text:p text:style-name="P27">placehol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6-18T13:12:26.780000000</dc:date>
    <meta:editing-duration>PT23M</meta:editing-duration>
    <meta:editing-cycles>4</meta:editing-cycles>
    <meta:document-statistic meta:table-count="0" meta:image-count="0" meta:object-count="0" meta:page-count="3" meta:paragraph-count="30" meta:word-count="563" meta:character-count="3368" meta:non-whitespace-character-count="2836"/>
  </office:meta>
</office:document-meta>
</file>